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0CE00F886DE902438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45454" style:font-name="Cabin" fo:font-size="36pt" officeooo:rsid="001aaa79" officeooo:paragraph-rsid="001aaa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1.465cm" svg:height="3.634cm" draw:z-index="0"><draw:image xlink:href="Pictures/100000000000028A000000CE00F886DE9024383C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>Kein aktueller Speiseplan vorhan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27:36.758010548</meta:creation-date>
    <dc:date>2018-12-04T16:35:11.273315683</dc:date>
    <meta:editing-duration>PT7M36S</meta:editing-duration>
    <meta:editing-cycles>1</meta:editing-cycles>
    <meta:generator>LibreOffice/6.1.2.1$Linux_X86_64 LibreOffice_project/10$Build-1</meta:generator>
    <meta:document-statistic meta:table-count="0" meta:image-count="1" meta:object-count="0" meta:page-count="1" meta:paragraph-count="1" meta:word-count="4" meta:character-count="36" meta:non-whitespace-character-count="33"/>
  </office:meta>
</office:document-meta>
</file>